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394bc" officeooo:paragraph-rsid="00467a69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16425" officeooo:paragraph-rsid="00416425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9ab60" officeooo:paragraph-rsid="0049ab60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26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7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8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0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1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2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3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3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3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3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3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38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39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 loext:char-shading-value="0"/>
    </style:style>
    <style:style style:name="T2" style:family="text">
      <style:text-properties fo:color="#222222" fo:font-weight="bold" fo:background-color="#ffffff" loext:char-shading-value="0" style:font-weight-asian="bold" style:font-weight-complex="bold"/>
    </style:style>
    <style:style style:name="T3" style:family="text">
      <style:text-properties fo:color="#222222" style:font-name="Courier New" fo:font-weight="bold" fo:background-color="#ffffff" loext:char-shading-value="0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loext:char-shading-value="0" style:font-name-asian="Courier New" style:font-name-complex="Courier New"/>
    </style:style>
    <style:style style:name="T5" style:family="text">
      <style:text-properties fo:color="#222222" fo:font-size="10pt" fo:background-color="#ffffff" loext:char-shading-value="0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font-weight="bold" officeooo:rsid="00482bc6" style:font-weight-asian="bold" style:font-weight-complex="bold"/>
    </style:style>
    <style:style style:name="T11" style:family="text">
      <style:text-properties fo:font-weight="bold" officeooo:rsid="0044e914" style:font-weight-asian="bold" style:font-weight-complex="bold"/>
    </style:style>
    <style:style style:name="T12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4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5" style:family="text">
      <style:text-properties officeooo:rsid="000c7a5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1381e8"/>
    </style:style>
    <style:style style:name="T18" style:family="text">
      <style:text-properties style:font-name="DejaVu Sans Mono"/>
    </style:style>
    <style:style style:name="T19" style:family="text">
      <style:text-properties style:font-name="DejaVu Sans Mono" officeooo:rsid="001381e8"/>
    </style:style>
    <style:style style:name="T20" style:family="text">
      <style:text-properties style:font-name="DejaVu Sans Mono" officeooo:rsid="00157df8"/>
    </style:style>
    <style:style style:name="T21" style:family="text">
      <style:text-properties style:font-name="DejaVu Sans Mono" style:font-weight-asian="normal" style:font-weight-complex="normal"/>
    </style:style>
    <style:style style:name="T22" style:family="text">
      <style:text-properties style:font-name="DejaVu Sans Mono" officeooo:rsid="002113d4" style:font-weight-asian="normal" style:font-weight-complex="normal"/>
    </style:style>
    <style:style style:name="T23" style:family="text">
      <style:text-properties officeooo:rsid="00157df8"/>
    </style:style>
    <style:style style:name="T24" style:family="text">
      <style:text-properties officeooo:rsid="001b0c4d"/>
    </style:style>
    <style:style style:name="T25" style:family="text">
      <style:text-properties officeooo:rsid="001bfa83"/>
    </style:style>
    <style:style style:name="T26" style:family="text">
      <style:text-properties officeooo:rsid="001d9be8"/>
    </style:style>
    <style:style style:name="T27" style:family="text">
      <style:text-properties officeooo:rsid="001f9123"/>
    </style:style>
    <style:style style:name="T28" style:family="text">
      <style:text-properties style:font-weight-asian="normal" style:font-weight-complex="normal"/>
    </style:style>
    <style:style style:name="T29" style:family="text">
      <style:text-properties officeooo:rsid="002113d4" style:font-weight-asian="normal" style:font-weight-complex="normal"/>
    </style:style>
    <style:style style:name="T30" style:family="text">
      <style:text-properties officeooo:rsid="00224597" style:font-weight-asian="normal" style:font-weight-complex="normal"/>
    </style:style>
    <style:style style:name="T31" style:family="text">
      <style:text-properties officeooo:rsid="002f2d56" style:font-weight-asian="normal" style:font-weight-complex="normal"/>
    </style:style>
    <style:style style:name="T32" style:family="text">
      <style:text-properties officeooo:rsid="0044e914" style:font-weight-asian="normal" style:font-weight-complex="normal"/>
    </style:style>
    <style:style style:name="T33" style:family="text">
      <style:text-properties officeooo:rsid="00482bc6" style:font-weight-asian="normal" style:font-weight-complex="normal"/>
    </style:style>
    <style:style style:name="T34" style:family="text">
      <style:text-properties officeooo:rsid="004b0b4b" style:font-weight-asian="normal" style:font-weight-complex="normal"/>
    </style:style>
    <style:style style:name="T35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6" style:family="text">
      <style:text-properties style:font-style-asian="normal" style:font-style-complex="normal"/>
    </style:style>
    <style:style style:name="T37" style:family="text">
      <style:text-properties officeooo:rsid="00264836"/>
    </style:style>
    <style:style style:name="T38" style:family="text">
      <style:text-properties officeooo:rsid="0027dd28"/>
    </style:style>
    <style:style style:name="T39" style:family="text">
      <style:text-properties officeooo:rsid="0029bcb0"/>
    </style:style>
    <style:style style:name="T40" style:family="text">
      <style:text-properties style:font-name="DejaVu Sans"/>
    </style:style>
    <style:style style:name="T41" style:family="text">
      <style:text-properties officeooo:rsid="002d30d4"/>
    </style:style>
    <style:style style:name="T42" style:family="text">
      <style:text-properties officeooo:rsid="00313a9e"/>
    </style:style>
    <style:style style:name="T43" style:family="text">
      <style:text-properties officeooo:rsid="003191c3"/>
    </style:style>
    <style:style style:name="T44" style:family="text">
      <style:text-properties officeooo:rsid="0031a82d"/>
    </style:style>
    <style:style style:name="T45" style:family="text">
      <style:text-properties officeooo:rsid="0033918b"/>
    </style:style>
    <style:style style:name="T46" style:family="text">
      <style:text-properties officeooo:rsid="00373c65"/>
    </style:style>
    <style:style style:name="T47" style:family="text">
      <style:text-properties officeooo:rsid="003c8e97"/>
    </style:style>
    <style:style style:name="T48" style:family="text">
      <style:text-properties officeooo:rsid="003f8dff"/>
    </style:style>
    <style:style style:name="T49" style:family="text">
      <style:text-properties officeooo:rsid="0040b973"/>
    </style:style>
    <style:style style:name="T50" style:family="text">
      <style:text-properties officeooo:rsid="0041ba3a"/>
    </style:style>
    <style:style style:name="T51" style:family="text">
      <style:text-properties officeooo:rsid="0044e914"/>
    </style:style>
    <style:style style:name="T52" style:family="text">
      <style:text-properties officeooo:rsid="0047d1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1944065093607996051" text:style-name="LS1">
        <text:list-item>
          <text:p text:style-name="P6">If no errors hide *Flycheck errors* <text:span text:style-name="T27">buffer</text:span></text:p>
        </text:list-item>
        <text:list-item>
          <text:p text:style-name="P7"><text:span text:style-name="T26">S</text:span>ave should restart <text:span text:style-name="T24">current compilation </text:span>(<text:span text:style-name="T25">potentially </text:span>kill<text:span text:style-name="T25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5">l</text:span> TODOS</text:p>
      <text:list xml:id="list170534832997311" text:continue-numbering="true" text:style-name="LS1">
        <text:list-item>
          <text:p text:style-name="P23">Does D optimize expressions such as string_name == “alpha” into only comparing 5 elements?</text:p>
        </text:list-item>
        <text:list-item>
          <text:p text:style-name="P13">Add keyword for spawn<text:span text:style-name="T52">ing</text:span> threads/fibers: <text:span text:style-name="T6">go f(x); </text:span><text:span text:style-name="T33">instead of current </text:span><text:span text:style-name="T10">spawn(&amp;f, x);</text:span><text:line-break/><text:span text:style-name="T51">similar to Go. See: </text:span><text:a xlink:type="simple" xlink:href="https://gobyexample.com/goroutines"><text:span text:style-name="T51">https://go</text:span></text:a><text:a xlink:type="simple" xlink:href="https://gobyexample.com/goroutines"><text:span text:style-name="T32">byexample.co</text:span></text:a><text:a xlink:type="simple" xlink:href="https://gobyexample.com/goroutines"><text:span text:style-name="T51">m/goroutines</text:span></text:a><text:span text:style-name="T51">.<text:line-break/>Perhaps<text:line-break/>- </text:span><text:span text:style-name="T11">sync f(x);</text:span><text:span text:style-name="T51"><text:line-break/>- </text:span><text:span text:style-name="T11">async f(x);</text:span><text:span text:style-name="T32"><text:line-break/></text:span><text:span text:style-name="T34">are good alternatives.</text:span></text:p>
        </text:list-item>
        <text:list-item>
          <text:p text:style-name="P14">Better <text:span text:style-name="T48">diagnostics</text:span> for<text:line-break/> <text:s text:c="3"/>auto v = [1, 2].ptr[0..$];<text:line-break/><text:span text:style-name="T49">Currently errors as: </text:span><text:span text:style-name="T9">Error: undefined identifier __dollar</text:span></text:p>
        </text:list-item>
        <text:list-item>
          <text:p text:style-name="P15">Fix better colorization of DDOC CSS templates</text:p>
        </text:list-item>
        <text:list-item>
          <text:p text:style-name="P16">Make comments accessible as builtin property <text:span text:style-name="T50">both in compile-time and run-time</text:span>.</text:p>
        </text:list-item>
        <text:list-item>
          <text:p text:style-name="P15">Highlight q{} in slanted</text:p>
        </text:list-item>
        <text:list-item>
          <text:p text:style-name="P17">debug-tip: debug writeln inside pure function</text:p>
        </text:list-item>
        <text:list-item>
          <text:p text:style-name="P18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19"><text:span text:style-name="T44">Add Syntax for accessing </text:span>Template <text:span text:style-name="T45">Parameters from Instantiations</text:span></text:p>
        </text:list-item>
        <text:list-item>
          <text:p text:style-name="P21"><text:span text:style-name="T47">Copy Rust: </text:span>Pattern matching, <text:span text:style-name="T47">Integer Literals such 10i32</text:span></text:p>
        </text:list-item>
        <text:list-item>
          <text:p text:style-name="P22">Only unittest used parts of imported modules. <text:span text:style-name="T46">This requires logic that figures which unittest that depend on a given function (which is imported).</text:span></text:p>
        </text:list-item>
        <text:list-item>
          <text:p text:style-name="P20">Add check<text:span text:style-name="T39">s</text:span> for unused returns in strictly pure functional calls in dmd <text:span text:style-name="T39">(either by default or when warnings are activated)</text:span>. Is there a property to check for this in dmd.?</text:p>
        </text:list-item>
        <text:list-item>
          <text:p text:style-name="P33"><text:span text:style-name="T31">Behaviour of </text:span><text:span text:style-name="T6">class_name?.</text:span><text:span text:style-name="T8">member</text:span>:</text:p>
        </text:list-item>
        <text:list-item>
          <text:p text:style-name="P34"><text:span text:style-name="T7">null</text:span><text:span text:style-name="T41"> or </text:span><text:span text:style-name="T7">member.init</text:span><text:span text:style-name="T41">?</text:span></text:p>
        </text:list-item>
        <text:list-item>
          <text:p text:style-name="P34"><text:span text:style-name="T41">When </text:span><text:span text:style-name="T7">class_name</text:span><text:span text:style-name="T41"> is </text:span><text:span text:style-name="T7">null</text:span><text:span text:style-name="T41">?</text:span></text:p>
        </text:list-item>
        <text:list-item>
          <text:p text:style-name="P35"><text:span text:style-name="T6">Just</text:span>, <text:span text:style-name="T6">maybe</text:span></text:p>
        </text:list-item>
        <text:list-item>
          <text:p text:style-name="P36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40">Units: </text:span><text:line-break/><text:span text:style-name="T38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7">https://github.com/klickverbot/phobos/blob/units/std/units.d</text:span></text:a><text:span text:style-name="T37"><text:line-break/>http://forum.dlang.org/thread/ifo2m5$19ru$1@digitalmars.com</text:span></text:p>
        </text:list-item>
        <text:list-item>
          <text:p text:style-name="P10">Implement “<text:span text:style-name="T36">get context at point in file”</text:span> in DMD similar to what libclang does.</text:p>
        </text:list-item>
        <text:list-item>
          <text:p text:style-name="P11"><text:soft-page-break/><text:span text:style-name="T17">A</text:span>dd function qualifier attribute <text:span text:style-name="T21">@portable</text:span><text:span text:style-name="T22"> </text:span><text:span text:style-name="T29">ensuring that fundamental </text:span><text:span text:style-name="T35">behaviour </text:span><text:span text:style-name="T29">will be portable across different target platforms. For example function doesn't use</text:span></text:p>
        </text:list-item>
        <text:list-item>
          <text:p text:style-name="P37">range and pointer casts from bytes to shorts etc.</text:p>
        </text:list-item>
        <text:list-item>
          <text:p text:style-name="P38"><text:span text:style-name="T29">u</text:span><text:span text:style-name="T28">nions </text:span><text:span text:style-name="T30">with</text:span></text:p>
        </text:list-item>
        <text:list-item>
          <text:p text:style-name="P24"><text:span text:style-name="T19">std.algorithm.</text:span><text:span text:style-name="T18">reduce</text:span> should guess its unit argument based on fun <text:span text:style-name="T23">and </text:span><text:span text:style-name="T20">CommonType</text:span><text:span text:style-name="T23"> of input arguments according</text:span>:</text:p>
        </text:list-item>
        <text:list-item>
          <text:p text:style-name="P39">+, -: 0</text:p>
        </text:list-item>
        <text:list-item>
          <text:p text:style-name="P39">*: 1</text:p>
        </text:list-item>
        <text:list-item>
          <text:p text:style-name="P25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26">Stack-trace for failed unittests or debuggable</text:p>
        </text:list-item>
        <text:list-item>
          <text:p text:style-name="P28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3349518209326205751" text:style-name="LS2">
        <text:list-item>
          <text:p text:style-name="P29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29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29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29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27">Improve compiler context feedback for incorrect code in mixins <text:span text:style-name="T43">by printing the contents of the mixin together with showing were in the mixin the problem occurred.</text:span></text:p>
        </text:list-item>
        <text:list-item>
          <text:p text:style-name="P32"><text:span text:style-name="T5">Make "Foreach Restrictions" at </text:span><text:a xlink:type="simple" xlink:href="http://dlang.org/statement.html"><text:span text:style-name="T16">http</text:span></text:a><text:a xlink:type="simple" xlink:href="http://dlang.org/statement.html"><text:span text:style-name="T16">://</text:span></text:a><text:a xlink:type="simple" xlink:href="http://dlang.org/statement.html"><text:span text:style-name="T16">dlang</text:span></text:a><text:a xlink:type="simple" xlink:href="http://dlang.org/statement.html"><text:span text:style-name="T16">.</text:span></text:a><text:a xlink:type="simple" xlink:href="http://dlang.org/statement.html"><text:span text:style-name="T16">org</text:span></text:a><text:a xlink:type="simple" xlink:href="http://dlang.org/statement.html"><text:span text:style-name="T16">/</text:span></text:a><text:a xlink:type="simple" xlink:href="http://dlang.org/statement.html"><text:span text:style-name="T16">statement</text:span></text:a><text:a xlink:type="simple" xlink:href="http://dlang.org/statement.html"><text:span text:style-name="T16">.</text:span></text:a><text:a xlink:type="simple" xlink:href="http://dlang.org/statement.html"><text:span text:style-name="T16">html</text:span></text:a><text:span text:style-name="T5"> error in compiler </text:span></text:p>
        </text:list-item>
        <text:list-item>
          <text:p text:style-name="P29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29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27">When Comparing Constants String-literals warn about duplicates</text:p>
          <text:list>
            <text:list-item>
              <text:p text:style-name="P27">if-else-if conditions and</text:p>
            </text:list-item>
            <text:list-item>
              <text:p text:style-name="P27">switch cases</text:p>
            </text:list-item>
          </text:list>
        </text:list-item>
        <text:list-item>
          <text:p text:style-name="P29">Error About <text:span text:style-name="T6">Duplicate Conditions</text:span> if-else-if-chains or switchs. May require CTFE.</text:p>
        </text:list-item>
        <text:list-item>
          <text:p text:style-name="P29">Builtin Memoization of Code Generation and Evaluation of Unit Tests and Perhaps Also pure functions (<text:span text:style-name="T6">Killer App!</text:span>)</text:p>
        </text:list-item>
        <text:list-item>
          <text:p text:style-name="P29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3">ptrdiff_t d =</text:span><text:span text:style-name="T12"> </text:span><text:span text:style-name="T13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29"><text:soft-page-break/><text:span text:style-name="T6">Persistent CTFE Memoization</text:span>: Requires Compiler + Source Code Hashing</text:p>
          <text:list>
            <text:list-item>
              <text:p text:style-name="P29">Compiler Caching</text:p>
            </text:list-item>
            <text:list-item>
              <text:p text:style-name="P29">Could be shared of Network</text:p>
            </text:list-item>
            <text:list-item>
              <text:p text:style-name="P29">Write them on disk so user can see result of CTFE</text:p>
            </text:list-item>
            <text:list-item>
              <text:p text:style-name="P29">Extend <text:span text:style-name="T14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939590109045730735" text:style-name="LS3">
        <text:list-item>
          <text:p text:style-name="P30">Highlight <text:span text:style-name="T6">DDoc</text:span> Comment Tags and Sections in Emacs for example</text:p>
          <text:list>
            <text:list-item>
              <text:p text:style-name="P30">$(D alpha)</text:p>
            </text:list-item>
            <text:list-item>
              <text:p text:style-name="P30">Returns: </text:p>
            </text:list-item>
          </text:list>
        </text:list-item>
        <text:list-item>
          <text:p text:style-name="P30">And Overloads for single character operations on text markings</text:p>
          <text:list>
            <text:list-item>
              <text:p text:style-name="P30">b: Bold</text:p>
            </text:list-item>
            <text:list-item>
              <text:p text:style-name="P30">i: Italic</text:p>
            </text:list-item>
            <text:list-item>
              <text:p text:style-name="P30">p: Parameter</text:p>
            </text:list-item>
            <text:list-item>
              <text:p text:style-name="P30">etc</text:p>
            </text:list-item>
          </text:list>
        </text:list-item>
        <text:list-item>
          <text:p text:style-name="P30"><text:span text:style-name="T14">assert</text:span> and <text:span text:style-name="T14">enforce</text:span> should either capture arguments and their values (say a and b) of expressions (say a == b) and print their string values along with their values as C++ does with expression templates. Maybe we could use lazy here. <text:span text:style-name="T42">For ranges it could also what element it fail ed to equal on.</text:span></text:p>
        </text:list-item>
        <text:list-item>
          <text:p text:style-name="P30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30">IDEs such as Eclipse DDT should understand how mixins are expanded and make these <text:span text:style-name="T6">expandable</text:span> in the editor</text:p>
        </text:list-item>
        <text:list-item>
          <text:p text:style-name="P30">Warn about unused returns in pure function calls</text:p>
        </text:list-item>
        <text:list-item>
          <text:p text:style-name="P30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7735389703953098244" text:style-name="LS4">
        <text:list-item>
          <text:p text:style-name="P31">Compiler should</text:p>
          <text:list>
            <text:list-item>
              <text:p text:style-name="P31">Warn about unused imports like Ada for example. This should be easy to fix.</text:p>
            </text:list-item>
            <text:list-item>
              <text:p text:style-name="P31">Explain why template instantiations with concept requirements doesn’t fullfil their needs:</text:p>
              <text:list>
                <text:list-item>
                  <text:p text:style-name="P31">For example for <text:span text:style-name="T14">opIndex</text:span> and length needs to be implemented for functions that operate <text:span text:style-name="T14">RandomAccessRanges</text:span> for example retro.</text:p>
                </text:list-item>
                <text:list-item>
                  <text:p text:style-name="P31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dc:creator>Per Nordlöw</dc:creator>
    <meta:editing-cycles>68</meta:editing-cycles>
    <dc:date>2014-04-20T17:05:34.075392581</dc:date>
    <meta:editing-duration>PT4H48M40S</meta:editing-duration>
    <meta:document-statistic meta:table-count="1" meta:image-count="0" meta:object-count="0" meta:page-count="3" meta:paragraph-count="80" meta:word-count="936" meta:character-count="6158" meta:non-whitespace-character-count="5342"/>
  </office:meta>
</office:document-meta>
</file>